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0db1" officeooo:paragraph-rsid="00100db1"/>
    </style:style>
    <style:style style:name="P2" style:family="paragraph" style:parent-style-name="Standard">
      <style:paragraph-properties fo:text-align="center" style:justify-single-word="false"/>
      <style:text-properties officeooo:rsid="00100db1" officeooo:paragraph-rsid="00100db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rsid="001c2b0b" officeooo:paragraph-rsid="001c2b0b"/>
    </style:style>
    <style:style style:name="P5" style:family="paragraph" style:parent-style-name="Standard">
      <style:paragraph-properties fo:margin-top="0in" fo:margin-bottom="0in" loext:contextual-spacing="false"/>
      <style:text-properties officeooo:paragraph-rsid="001b261e"/>
    </style:style>
    <style:style style:name="P6" style:family="paragraph" style:parent-style-name="Standard">
      <style:paragraph-properties fo:margin-top="0in" fo:margin-bottom="0in" loext:contextual-spacing="false"/>
      <style:text-properties officeooo:paragraph-rsid="001f1e88"/>
    </style:style>
    <style:style style:name="P7" style:family="paragraph" style:parent-style-name="Standard">
      <style:paragraph-properties fo:margin-top="0in" fo:margin-bottom="0in" loext:contextual-spacing="false"/>
      <style:text-properties fo:font-size="12pt" officeooo:paragraph-rsid="001b261e" style:font-size-asian="12pt" style:font-size-complex="12pt"/>
    </style:style>
    <style:style style:name="P8" style:family="paragraph" style:parent-style-name="Standard">
      <style:paragraph-properties fo:margin-top="0in" fo:margin-bottom="0in" loext:contextual-spacing="false"/>
      <style:text-properties fo:font-size="12pt" officeooo:paragraph-rsid="00130cac" style:font-size-asian="12pt" style:font-size-complex="12pt"/>
    </style:style>
    <style:style style:name="P9" style:family="paragraph" style:parent-style-name="Standard">
      <style:paragraph-properties fo:margin-top="0in" fo:margin-bottom="0in" loext:contextual-spacing="false"/>
      <style:text-properties fo:font-size="12pt" officeooo:paragraph-rsid="0015935c" style:font-size-asian="12pt" style:font-size-complex="12pt"/>
    </style:style>
    <style:style style:name="P10" style:family="paragraph" style:parent-style-name="Standard">
      <style:paragraph-properties fo:margin-top="0in" fo:margin-bottom="0in" loext:contextual-spacing="false"/>
      <style:text-properties fo:font-size="12pt" officeooo:paragraph-rsid="001a91e8" style:font-size-asian="12pt" style:font-size-complex="12pt"/>
    </style:style>
    <style:style style:name="P11" style:family="paragraph" style:parent-style-name="Standard">
      <style:paragraph-properties fo:margin-top="0in" fo:margin-bottom="0in" loext:contextual-spacing="false"/>
      <style:text-properties fo:font-size="12pt" officeooo:rsid="001c2b0b" officeooo:paragraph-rsid="001c2b0b" style:font-size-asian="12pt" style:font-size-complex="12pt"/>
    </style:style>
    <style:style style:name="P12" style:family="paragraph" style:parent-style-name="Standard">
      <style:paragraph-properties fo:margin-top="0in" fo:margin-bottom="0in" loext:contextual-spacing="false"/>
      <style:text-properties fo:font-size="12pt" officeooo:paragraph-rsid="001c2b0b" style:font-size-asian="12pt" style:font-size-complex="12pt"/>
    </style:style>
    <style:style style:name="P13" style:family="paragraph" style:parent-style-name="Standard">
      <style:paragraph-properties fo:margin-top="0in" fo:margin-bottom="0in" loext:contextual-spacing="false"/>
      <style:text-properties fo:font-size="12pt" fo:font-weight="bold" officeooo:paragraph-rsid="001b261e" style:font-size-asian="12pt" style:font-weight-asian="bold" style:font-size-complex="12pt" style:font-weight-complex="bold"/>
    </style:style>
    <style:style style:name="T1" style:family="text">
      <style:text-properties officeooo:rsid="00100db1"/>
    </style:style>
    <style:style style:name="T2" style:family="text">
      <style:text-properties officeooo:rsid="00114bec"/>
    </style:style>
    <style:style style:name="T3" style:family="text">
      <style:text-properties officeooo:rsid="00130cac"/>
    </style:style>
    <style:style style:name="T4" style:family="text">
      <style:text-properties officeooo:rsid="00133909"/>
    </style:style>
    <style:style style:name="T5" style:family="text">
      <style:text-properties officeooo:rsid="00151266"/>
    </style:style>
    <style:style style:name="T6" style:family="text">
      <style:text-properties officeooo:rsid="0015935c"/>
    </style:style>
    <style:style style:name="T7" style:family="text">
      <style:text-properties officeooo:rsid="001665d3"/>
    </style:style>
    <style:style style:name="T8" style:family="text">
      <style:text-properties officeooo:rsid="001716e7"/>
    </style:style>
    <style:style style:name="T9" style:family="text">
      <style:text-properties officeooo:rsid="0018dd1b"/>
    </style:style>
    <style:style style:name="T10" style:family="text">
      <style:text-properties officeooo:rsid="00191e03"/>
    </style:style>
    <style:style style:name="T11" style:family="text">
      <style:text-properties officeooo:rsid="001a91e8"/>
    </style:style>
    <style:style style:name="T12" style:family="text">
      <style:text-properties officeooo:rsid="001b0896"/>
    </style:style>
    <style:style style:name="T13" style:family="text">
      <style:text-properties officeooo:rsid="001b261e"/>
    </style:style>
    <style:style style:name="T14" style:family="text">
      <style:text-properties fo:font-style="italic" style:font-style-asian="italic" style:font-style-complex="italic"/>
    </style:style>
    <style:style style:name="T15" style:family="text">
      <style:text-properties fo:font-style="italic" officeooo:rsid="001b261e" style:font-style-asian="italic" style:font-style-complex="italic"/>
    </style:style>
    <style:style style:name="T16" style:family="text">
      <style:text-properties fo:font-style="italic"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1b261e" style:font-style-asian="normal" style:font-style-complex="normal"/>
    </style:style>
    <style:style style:name="T19" style:family="text">
      <style:text-properties fo:font-style="normal" officeooo:rsid="001c2b0b" style:font-style-asian="normal" style:font-style-complex="normal"/>
    </style:style>
    <style:style style:name="T20" style:family="text">
      <style:text-properties fo:font-style="normal" officeooo:rsid="001f1e88" style:font-style-asian="normal" style:font-style-complex="normal"/>
    </style:style>
    <style:style style:name="T21" style:family="text">
      <style:text-properties officeooo:rsid="001c2b0b"/>
    </style:style>
    <style:style style:name="T22" style:family="text">
      <style:text-properties fo:font-size="14pt" officeooo:rsid="00100db1" style:font-size-asian="14pt" style:font-size-complex="14pt"/>
    </style:style>
    <style:style style:name="T23" style:family="text">
      <style:text-properties fo:font-size="14pt" fo:font-weight="bold" officeooo:rsid="00100db1" style:font-size-asian="14pt" style:font-weight-asian="bold" style:font-size-complex="14pt" style:font-weight-complex="bold"/>
    </style:style>
    <style:style style:name="T24" style:family="text">
      <style:text-properties fo:font-size="10.5pt" style:font-size-asian="10.5pt" style:font-size-complex="10.5pt"/>
    </style:style>
    <style:style style:name="T25" style:family="text">
      <style:text-properties fo:font-size="10.5pt" fo:font-style="normal" style:font-size-asian="10.5pt" style:font-style-asian="normal" style:font-size-complex="10.5pt" style:font-style-complex="normal"/>
    </style:style>
    <style:style style:name="T26" style:family="text">
      <style:text-properties fo:font-size="10.5pt" fo:font-style="normal" officeooo:rsid="001b261e" style:font-size-asian="10.5pt" style:font-style-asian="normal" style:font-size-complex="10.5pt" style:font-style-complex="normal"/>
    </style:style>
    <style:style style:name="T27" style:family="text">
      <style:text-properties fo:font-size="10.5pt" fo:font-style="normal" officeooo:rsid="001f1e88" style:font-size-asian="10.5pt" style:font-style-asian="normal" style:font-size-complex="10.5pt" style:font-style-complex="normal"/>
    </style:style>
    <style:style style:name="T28" style:family="text">
      <style:text-properties fo:font-size="10.5pt" fo:font-style="italic" style:font-size-asian="10.5pt" style:font-style-asian="normal" style:font-size-complex="10.5pt" style:font-style-complex="normal"/>
    </style:style>
    <style:style style:name="T29" style:family="text">
      <style:text-properties fo:font-size="11pt" style:font-size-asian="11pt" style:font-size-complex="11pt"/>
    </style:style>
    <style:style style:name="T30" style:family="text">
      <style:text-properties fo:font-size="11pt" fo:font-style="normal" style:font-size-asian="11pt" style:font-style-asian="normal" style:font-size-complex="11pt" style:font-style-complex="normal"/>
    </style:style>
    <style:style style:name="T31" style:family="text">
      <style:text-properties fo:font-size="11pt" fo:font-style="normal" officeooo:rsid="001b261e" style:font-size-asian="11pt" style:font-style-asian="normal" style:font-size-complex="11pt" style:font-style-complex="normal"/>
    </style:style>
    <style:style style:name="T32" style:family="text">
      <style:text-properties fo:font-size="11pt" fo:font-style="normal" officeooo:rsid="001f1e88" style:font-size-asian="11pt" style:font-style-asian="normal" style:font-size-complex="11pt" style:font-style-complex="normal"/>
    </style:style>
    <style:style style:name="T33" style:family="text">
      <style:text-properties fo:font-size="11pt" fo:font-style="italic" style:font-size-asian="11pt" style:font-style-asian="normal" style:font-size-complex="11pt" style:font-style-complex="normal"/>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officeooo:rsid="001b261e" style:font-size-asian="12pt" style:font-style-asian="normal" style:font-size-complex="12pt" style:font-style-complex="normal"/>
    </style:style>
    <style:style style:name="T37" style:family="text">
      <style:text-properties fo:font-size="12pt" fo:font-style="normal" officeooo:rsid="001f1e88" style:font-size-asian="12pt" style:font-style-asian="normal" style:font-size-complex="12pt" style:font-style-complex="normal"/>
    </style:style>
    <style:style style:name="T38" style:family="text">
      <style:text-properties fo:font-size="12pt" fo:font-style="normal" fo:font-weight="bold" officeooo:rsid="001f1e88" style:font-size-asian="12pt" style:font-style-asian="normal" style:font-weight-asian="bold" style:font-size-complex="12pt" style:font-style-complex="normal" style:font-weight-complex="bold"/>
    </style:style>
    <style:style style:name="T39" style:family="text">
      <style:text-properties fo:font-size="12pt" fo:font-style="normal" fo:font-weight="bold" officeooo:rsid="0020341d" style:font-size-asian="12pt" style:font-style-asian="normal" style:font-weight-asian="bold" style:font-size-complex="12pt" style:font-style-complex="normal" style:font-weight-complex="bold"/>
    </style:style>
    <style:style style:name="T40" style:family="text">
      <style:text-properties fo:font-size="12pt" fo:font-style="italic"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span text:style-name="T23">The Craft of Code: Practice and Knowledge in the Production of Software</text:span></text:p>
      <text:p text:style-name="P3"/>
      <text:p text:style-name="P2">Pierre Depaz</text:p>
      <text:p text:style-name="P2">New York University Berlin / <text:span text:style-name="T2">Université </text:span>Paris-3 Sorbonne Nouvelle</text:p>
      <text:p text:style-name="P4">pierre.depaz@nyu.edu</text:p>
      <text:p text:style-name="P1"/>
      <text:p text:style-name="P7"><text:span text:style-name="T1">As digital media and computing technologies </text:span><text:span text:style-name="T12">have </text:span><text:span text:style-name="T1">become a defining part of the century, one of its core components—code—has also entered the public discourse. Whether in journalism, academia, economic reports or job applications, “code” is being explained, dissected and criticized. </text:span><text:span text:style-name="T2">In most of these addresses, however, “code” remains a blanket term encompassing various programming languages, developing environments, </text:span><text:span text:style-name="T12">theoretical approaches</text:span><text:span text:style-name="T2"> and knowledge practices. Code isn’t just “code”, it’s LISP, Ruby, Julia, JavaScript and Java; it’s also shortcuts, IDEs, linters and color themes; it’s best practices, cookbooks, style guides and cheatsheets; code is as much a practice as it is a concept. </text:span><text:span text:style-name="T12">In this light, this</text:span><text:span text:style-name="T2"> contribution addresses the existing, abstract conception of code (which often means “computation” rather than “code”) and </text:span><text:span text:style-name="T6">re</text:span><text:span text:style-name="T2">frames it within the broader tradition of craftsmanship </text:span><text:span text:style-name="T6">in order to understand not just as an economic and cultural agent, but also as a human practice </text:span><text:span text:style-name="T12">rooted in concrete making</text:span><text:span text:style-name="T6">.</text:span></text:p>
      <text:p text:style-name="P8"><text:span text:style-name="T3">I </text:span><text:span text:style-name="T5">first </text:span><text:span text:style-name="T3">intend to </text:span><text:span text:style-name="T5">show</text:span><text:span text:style-name="T3"> how the practices of writing code tie into older traditions of craftsmanship. </text:span><text:span text:style-name="T4">Drawing from both cultural studies, sociology and art history, specifically through the works of </text:span><text:span text:style-name="T2">Sennett, Ruskin and De Certeau, </text:span><text:span text:style-name="T4">as well as specialized literature from the field of computer science, </text:span><text:span text:style-name="T3">this contribution will highlight how </text:span><text:span text:style-name="T4">those who write code have developed </text:span><text:span text:style-name="T3">relationships to tools, aesthetics and community </text:span><text:span text:style-name="T4">similar to craftsman guilds of the Middle-Ages in Europe or the Arts &amp; Crafts movement in Industrial England, </text:span><text:span text:style-name="T7">a reality often overlooked when discussing the material conditions of code production.</text:span></text:p>
      <text:p text:style-name="P9"><text:span text:style-name="T5">In a second part, I will examine how those relationships</text:span><text:span text:style-name="T3"> depart from such traditions in the age of globalized information networks</text:span><text:span text:style-name="T5"> in which they take place. Particularly, </text:span><text:span text:style-name="T6">this impact will be looked at in terms of open-source projects, as they highlight the evolution of our relationship to tools, as well as in terms of “learn to code” initiatives, redefining learning environments and processes. Collaborative work on open-source projects </text:span><text:span text:style-name="T8">affects the sense of ownership and knowledge traditionally found in a craftsman’s relationship with its tools, and highlights the difficult question of abstraction as it arises specifically </text:span><text:span text:style-name="T9">during the processes of writing and reading code</text:span><text:span text:style-name="T8">. </text:span><text:span text:style-name="T10">Learning how to code, from self-taught, to computer science PhDs and “coding bootcamps”, also questions the pedagogical model of the master-apprentice relationship </text:span><text:span text:style-name="T11">as well as the exclusivity of academic learning as valid source of </text:span><text:span text:style-name="T12">practical </text:span><text:span text:style-name="T11">knowledge.</text:span></text:p>
      <text:p text:style-name="P10"><text:span text:style-name="T11">In sum, this contribution resituates the practice of producing code with</text:span><text:span text:style-name="T12">in</text:span><text:span text:style-name="T11"> a larger historical tradition of craftsmanship in order to complement a </text:span><text:span text:style-name="T12">view</text:span><text:span text:style-name="T11"> of code </text:span><text:span text:style-name="T12">that i</text:span><text:span text:style-name="T11">s exclusively conceptual. </text:span><text:span text:style-name="T12">Through this approach,</text:span><text:span text:style-name="T11"> </text:span><text:span text:style-name="T12">it</text:span><text:span text:style-name="T11"> examines some of the unique aspects of those practices to raise broader questions about knowledge of tools and knowledge of craft.</text:span></text:p>
      <text:p text:style-name="P10"/>
      <text:p text:style-name="P13"><text:span text:style-name="T13">Indicative bibliography</text:span></text:p>
      <text:p text:style-name="P7"/>
      <text:p text:style-name="P7"><text:span text:style-name="T13">De Certeau, Michel. </text:span><text:span text:style-name="T15">The Practice of Everyday Life</text:span><text:span text:style-name="T13">, </text:span>University of California Press, 1984.</text:p>
      <text:p text:style-name="P11">Kernighan, Brian W., Pike, Rob. <text:span text:style-name="T14">The Practice of Programming</text:span><text:span text:style-name="T17">, Addison-Wesley, 1999.</text:span></text:p>
      <text:p text:style-name="P12"><text:span text:style-name="T21">McBreen, Peter. </text:span><text:span text:style-name="T14">Software craftsmanship : the new imperative</text:span>, <text:span text:style-name="T21">Addison-Wesley, 2002.</text:span></text:p>
      <text:p text:style-name="P5"><text:bookmark text:name="CITEREFRuskin1989"/><text:span text:style-name="Citation"><text:span text:style-name="T35">Ruskin, John.</text:span></text:span><text:span text:style-name="Citation"><text:span text:style-name="T34"> The Seven Lamps of Architecture</text:span></text:span><text:span text:style-name="Citation"><text:span text:style-name="T35">, Dover Publications, </text:span></text:span><text:span text:style-name="Citation"><text:span text:style-name="T36">1989</text:span></text:span><text:span text:style-name="Citation"><text:span text:style-name="T35">.</text:span></text:span></text:p>
      <text:p text:style-name="P5"><text:span text:style-name="Citation"><text:span text:style-name="T36">Sennett, Richard. </text:span></text:span><text:span text:style-name="Citation"><text:span text:style-name="T40">The Craftsman</text:span></text:span><text:span text:style-name="Citation"><text:span text:style-name="T35">, Allen Lane, 2008.</text:span></text:span></text:p>
      <text:p text:style-name="P5"><text:span text:style-name="Citation"><text:span text:style-name="T35"/></text:span></text:p>
      <text:p text:style-name="P5"><text:span text:style-name="Citation"><text:span text:style-name="T35"/></text:span></text:p>
      <text:p text:style-name="P5"><text:span text:style-name="Citation"><text:span text:style-name="T35"/></text:span></text:p>
      <text:p text:style-name="P6"><text:soft-page-break/><text:span text:style-name="Citation"><text:span text:style-name="T38">B</text:span></text:span><text:span text:style-name="Citation"><text:span text:style-name="T39">iography</text:span></text:span></text:p>
      <text:p text:style-name="P6"><text:span text:style-name="Citation"><text:span text:style-name="T37"/></text:span></text:p>
      <text:p text:style-name="P6"><text:span text:style-name="Citation"><text:span text:style-name="T37">Pierre Depaz is an educator, artist and programmer from France. He is currently lecturing at NYU Berlin and Sciences Po Paris, while completing his doctoral thesis on the aesthetics of code at Paris-3 Sorbonne-Nouvelle. His academic research revolves around how software systems create representational frameworks for inter- and intra-personal organization, while his artistic practice includes digital games, computer simulations, interactive installations, networked performances and experimental web projects, and has been exhibited in NYC, Paris, Cairo, Abu Dhabi, Brussels and Berlin. </text:span></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17:47:09.659217121</meta:creation-date>
    <dc:date>2020-08-15T23:39:07.259304391</dc:date>
    <meta:editing-duration>PT50M8S</meta:editing-duration>
    <meta:editing-cycles>10</meta:editing-cycles>
    <meta:generator>LibreOffice/6.4.5.2$Linux_X86_64 LibreOffice_project/40$Build-2</meta:generator>
    <meta:document-statistic meta:table-count="0" meta:image-count="0" meta:object-count="0" meta:page-count="2" meta:paragraph-count="16" meta:word-count="597" meta:character-count="4082" meta:non-whitespace-character-count="3501"/>
  </office:meta>
</office:document-meta>
</file>